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E000000258C912ED1EE3E7D0D.png" manifest:media-type="image/png"/>
  <manifest:file-entry manifest:full-path="Pictures/100044BC00000C83000003392270064326DEC96A.svg" manifest:media-type="image/svg+xml"/>
  <manifest:file-entry manifest:full-path="Pictures/100002010000006100000025C7E209C831932029.png" manifest:media-type="image/png"/>
  <manifest:file-entry manifest:full-path="Pictures/1000359B0000088800000339EA1385DF3CF047AB.svg" manifest:media-type="image/svg+xml"/>
  <manifest:file-entry manifest:full-path="Pictures/100002010000001B00000011647ED3C71858FA13.png" manifest:media-type="image/png"/>
  <manifest:file-entry manifest:full-path="Pictures/10000F6A0000025A0000017A1F427FC8A2963E49.svg" manifest:media-type="image/svg+xml"/>
  <manifest:file-entry manifest:full-path="Pictures/10000201000000070000000B4C44F512B366B98C.png" manifest:media-type="image/png"/>
  <manifest:file-entry manifest:full-path="Pictures/10000522000000A2000000F232F0C682FC5EE494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00000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388cm" fo:min-width="0.138cm"/>
    </style:style>
    <style:style style:name="gr3" style:family="graphic" style:parent-style-name="objectwithoutfill">
      <style:graphic-properties draw:stroke="dash" draw:stroke-dash="Line_20_Style_20_9" svg:stroke-width="0.106cm" svg:stroke-color="#000000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523cm" fo:min-width="0.253cm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Arrow_20_Line" style:list-style-name="L1">
      <style:graphic-properties svg:stroke-width="0.106cm" draw:marker-start-width="0.358cm" draw:marker-end-width="0.358cm" draw:textarea-vertical-align="middl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ヒラギノ角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ヒラギノ角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176cm" svg:y1="20.269cm" svg:x2="26.125cm" svg:y2="17.632cm">
          <text:p/>
        </draw:line>
        <draw:custom-shape draw:style-name="gr2" draw:text-style-name="P2" draw:layer="layout" svg:width="0.9cm" svg:height="0.9cm" svg:x="10.8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225cm" svg:y1="20.163cm" svg:x2="19.9cm" svg:y2="11.6cm">
          <text:p/>
        </draw:line>
        <draw:line draw:style-name="gr3" draw:text-style-name="P1" draw:layer="layout" svg:x1="21cm" svg:y1="18.5cm" svg:x2="19.824cm" svg:y2="11.6cm">
          <text:p/>
        </draw:line>
        <draw:custom-shape draw:style-name="gr4" draw:text-style-name="P3" draw:layer="layout" svg:width="0.853cm" svg:height="0.873cm" draw:transform="skewX (-0.0171042266695444) rotate (1.74532925199433) translate (20.178cm 18.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48§display§0§svg§600§FALSE§</svg:desc>
          <draw:frame draw:style-name="gr5" draw:text-style-name="P1" draw:layer="layout" svg:width="0.773cm" svg:height="1.157cm" svg:x="9.693cm" svg:y="20.701cm">
            <draw:image xlink:href="Pictures/10000522000000A2000000F232F0C682FC5EE494.svg" xlink:type="simple" xlink:show="embed" xlink:actuate="onLoad" draw:mime-type="image/svg+xml">
              <text:p/>
            </draw:image>
            <draw:image xlink:href="Pictures/10000201000000070000000B4C44F512B366B98C.png" xlink:type="simple" xlink:show="embed" xlink:actuate="onLoad" draw:mime-type="image/png"/>
          </draw:frame>
        </draw:g>
        <draw:g>
          <svg:title>TexMaths</svg:title>
          <svg:desc>44§display§f(t)§svg§600§FALSE§</svg:desc>
          <draw:frame draw:style-name="gr5" draw:text-style-name="P1" draw:layer="layout" svg:width="2.644cm" svg:height="1.659cm" svg:x="20.1cm" svg:y="9.841cm">
            <draw:image xlink:href="Pictures/10000F6A0000025A0000017A1F427FC8A2963E49.svg" xlink:type="simple" xlink:show="embed" xlink:actuate="onLoad" draw:mime-type="image/svg+xml">
              <text:p/>
            </draw:image>
            <draw:image xlink:href="Pictures/100002010000001B00000011647ED3C71858FA13.png" xlink:type="simple" xlink:show="embed" xlink:actuate="onLoad" draw:mime-type="image/png"/>
          </draw:frame>
        </draw:g>
        <draw:g>
          <svg:title>TexMaths</svg:title>
          <svg:desc>40§display§\frac{1}{\sqrt{T}} \exp(jn\omega t)§svg§600§FALSE§</svg:desc>
          <draw:frame draw:style-name="gr5" draw:text-style-name="P1" draw:layer="layout" svg:width="8.732cm" svg:height="3.296cm" svg:x="26.468cm" svg:y="15.8cm">
            <draw:image xlink:href="Pictures/1000359B0000088800000339EA1385DF3CF047AB.svg" xlink:type="simple" xlink:show="embed" xlink:actuate="onLoad" draw:mime-type="image/svg+xml">
              <text:p/>
            </draw:image>
            <draw:image xlink:href="Pictures/100002010000006100000025C7E209C831932029.png" xlink:type="simple" xlink:show="embed" xlink:actuate="onLoad" draw:mime-type="image/png"/>
          </draw:frame>
        </draw:g>
        <draw:measure draw:style-name="gr6" draw:text-style-name="P4" draw:layer="measurelines" svg:x1="11.674cm" svg:y1="21.787cm" svg:x2="21.292cm" svg:y2="20.085cm">
          <text:p text:style-name="P4"/>
          <text:p text:style-name="P4"><text:span text:style-name="T1"/></text:p>
        </draw:measure>
        <draw:g>
          <svg:title>TexMaths</svg:title>
          <svg:desc>40§display§\langle f(\cdot), \frac{1}{\sqrt{T}} \exp(jn\omega \cdot) \rangle§svg§600§FALSE§</svg:desc>
          <draw:frame draw:style-name="gr7" draw:text-style-name="P5" draw:layer="layout" svg:width="12.808cm" svg:height="3.296cm" svg:x="12.2cm" svg:y="20.9cm">
            <draw:image xlink:href="Pictures/100044BC00000C83000003392270064326DEC96A.svg" xlink:type="simple" xlink:show="embed" xlink:actuate="onLoad" draw:mime-type="image/svg+xml">
              <text:p/>
            </draw:image>
            <draw:image xlink:href="Pictures/100002010000008E000000258C912ED1EE3E7D0D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29T21:51:42.415333799</meta:creation-date>
    <dc:date>2021-06-17T17:01:54.290994581</dc:date>
    <meta:editing-duration>PT27M47S</meta:editing-duration>
    <meta:editing-cycles>7</meta:editing-cycles>
    <meta:generator>LibreOffice/7.0.4.2$MacOSX_X86_64 LibreOffice_project/dcf040e67528d9187c66b2379df5ea4407429775</meta:generator>
    <meta:document-statistic meta:object-count="14"/>
  </office:meta>
</office:document-meta>
</file>